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officeooo:rsid="004cb279" officeooo:paragraph-rsid="0039fa7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9fa7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officeooo:rsid="00364877"/>
    </style:style>
    <style:style style:name="T10" style:family="text">
      <style:text-properties officeooo:rsid="003df3e6"/>
    </style:style>
    <style:style style:name="T1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6"/>
      <text:p text:style-name="P16"/>
      <text:p text:style-name="P16"/>
      <text:p text:style-name="P16"/>
      <text:p text:style-name="P16">Declaração De Matrícula</text:p>
      <text:p text:style-name="P17"/>
      <text:p text:style-name="P19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registration.number}">${registration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2"/>
      <text:p text:style-name="P22"><text:text-input text:description="[/#if]">[/#if]</text:text-input></text:p>
      <text:p text:style-name="P11"/>
      <text:p text:style-name="P11"><text:span text:style-name="T3">Faculdade de </text:span><text:span text:style-name="T2">Medicina Veteriná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5">.</text:span></text:p>
      <text:p text:style-name="P18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.</text:p>
            <text:p text:style-name="P7"><text:text-input text:description="[#if hasPricetag]">[#if hasPricetag]</text:text-input></text:p>
            <text:p text:style-name="P21"/>
            <text:p text:style-name="P21"><text:span text:style-name="T6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3">Á<text:span text:style-name="T10">rea</text:span> Académica,</text:p>
            <text:p text:style-name="P13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12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21"><text:span text:style-name="T6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5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4T11:59:34.938140623</dc:date>
    <meta:editing-duration>PT1H58M53S</meta:editing-duration>
    <meta:editing-cycles>54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11" meta:character-count="3386" meta:non-whitespace-character-count="3151"/>
  </office:meta>
</office:document-meta>
</file>